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ff99"/>
      <style:text-properties fo:color="#000000"/>
    </style:style>
    <style:style style:name="ce19" style:family="table-cell" style:parent-style-name="Default">
      <style:table-cell-properties fo:background-color="#ff9999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9cc"/>
    </style:style>
    <style:style style:name="ce24" style:family="table-cell" style:parent-style-name="Default">
      <style:table-cell-properties fo:background-color="#ff950e"/>
    </style:style>
    <style:style style:name="ce25" style:family="table-cell" style:parent-style-name="Default">
      <style:table-cell-properties fo:background-color="#ff99cc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 office:value-type="string" office:string-value="FAIL" calcext:value-type="string">
            <text:p>FAIL</text:p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>
            <text:p/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4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5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6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7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898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899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0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1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2]=&quot;PASSPASSPASSFAIL&quot;; &quot;FAIL&quot;; &quot;&quot;)">
            <text:p/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3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5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6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7]=&quot;PASSPASSPASSFAIL&quot;; &quot;FAIL&quot;; &quot;&quot;)" office:value-type="string" office:string-value="FAIL" calcext:value-type="string">
            <text:p>FAIL</text:p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08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09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0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1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2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3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4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5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6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7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18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19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0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1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2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3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4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5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6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7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28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29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0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1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2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3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4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5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6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7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38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39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0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1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2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3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4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5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6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7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48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49]=&quot;PASSPASSPASSFAIL&quot;; &quot;FAIL&quot;; &quot;&quot;)" office:value-type="string" office:string-value="FAIL" calcext:value-type="string">
            <text:p>FAIL</text:p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0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1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2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3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4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5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6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7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58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59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0]=&quot;PASSPASSPASSFAIL&quot;; &quot;FAIL&quot;; &quot;&quot;)" office:value-type="string" office:string-value="FAIL" calcext:value-type="string">
            <text:p>FAIL</text:p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 office:value-type="string" office:string-value="settimeofday01" calcext:value-type="string">
            <text:p>settimeofday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1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2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3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4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5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6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7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68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69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0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1]=&quot;PASSPASSPASSFAIL&quot;; &quot;FAIL&quot;; &quot;&quot;)" office:value-type="string" office:string-value="FAIL" calcext:value-type="string">
            <text:p>FAIL</text:p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2]=&quot;PASSPASSPASSFAIL&quot;; &quot;FAIL&quot;; &quot;&quot;)" office:value-type="string" office:string-value="FAIL" calcext:value-type="string">
            <text:p>FAIL</text:p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3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4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5]=&quot;PASSPASSPASSFAIL&quot;; &quot;FAIL&quot;; &quot;&quot;)" office:value-type="string" office:string-value="FAIL" calcext:value-type="string">
            <text:p>FAIL</text:p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6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7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78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79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0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1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2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3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4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5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6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7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88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89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0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1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2]=&quot;PASSPASSPASSFAIL&quot;; &quot;FAIL&quot;; &quot;&quot;)" office:value-type="string" office:string-value="FAIL" calcext:value-type="string">
            <text:p>FAIL</text:p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3]=&quot;PASSPASSPASSFAIL&quot;; &quot;FAIL&quot;; &quot;&quot;)" office:value-type="string" office:string-value="FAIL" calcext:value-type="string">
            <text:p>FAIL</text:p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4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5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6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7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998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999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0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1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2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3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4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5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6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7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08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09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0]=&quot;PASSPASSPASSFAIL&quot;; &quot;FAIL&quot;; &quot;&quot;)">
            <text:p/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3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4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5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6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7]=&quot;PASSPASSPASSFAIL&quot;; &quot;FAIL&quot;; &quot;&quot;)" office:value-type="string" office:string-value="FAIL" calcext:value-type="string">
            <text:p>FAIL</text:p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18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19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0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1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2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3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4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5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6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7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28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29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0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1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2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3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4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5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6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7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38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39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0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1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2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3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4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5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6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7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48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49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0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1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2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3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4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5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6]=&quot;PASSPASSPASSFAIL&quot;; &quot;FAIL&quot;; &quot;&quot;)">
            <text:p/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7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59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 office:value-type="string" office:string-value="sync03" calcext:value-type="string">
            <text:p>sync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0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1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2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4]=&quot;PASSPASSPASSFAIL&quot;; &quot;FAIL&quot;; &quot;&quot;)" office:value-type="string" office:string-value="FAIL" calcext:value-type="string">
            <text:p>FAIL</text:p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5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6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7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68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69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0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1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2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3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4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5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6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7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78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79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0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1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2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3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4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5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6]=&quot;PASSPASSPASSFAIL&quot;; &quot;FAIL&quot;; &quot;&quot;)">
            <text:p/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7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89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0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1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2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3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4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5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6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7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098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099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0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1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2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3]=&quot;PASSPASSPASSFAIL&quot;; &quot;FAIL&quot;; &quot;&quot;)">
            <text:p/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4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6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08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0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1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2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3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4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5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6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7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18]=&quot;PASSPASSPASSFAIL&quot;; &quot;FAIL&quot;; &quot;&quot;)">
            <text:p/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19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1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2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3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4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5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6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7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28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29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0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1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2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3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4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5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6]=&quot;PASSPASSPASSFAIL&quot;; &quot;FAIL&quot;; &quot;&quot;)">
            <text:p/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7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39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0]=&quot;PASSPASSPASSFAIL&quot;; &quot;FAIL&quot;; &quot;&quot;)">
            <text:p/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1]=&quot;PASSPASSPASSFAIL&quot;; &quot;FAIL&quot;; &quot;&quot;)">
            <text:p/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6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7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48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49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0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1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2]=&quot;PASSPASSPASSFAIL&quot;; &quot;FAIL&quot;; &quot;&quot;)">
            <text:p/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3]=&quot;PASSPASSPASSFAIL&quot;; &quot;FAIL&quot;; &quot;&quot;)">
            <text:p/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5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6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7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68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69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0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1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2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3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4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5]=&quot;PASSPASSPASSFAIL&quot;; &quot;FAIL&quot;; &quot;&quot;)">
            <text:p/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6]=&quot;PASSPASSPASSFAIL&quot;; &quot;FAIL&quot;; &quot;&quot;)">
            <text:p/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1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3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5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6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88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89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0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1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2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3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4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5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6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7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198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8" calcext:value-type="float">
            <text:p>118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7"/>
        <table:table-column table:style-name="co2" table:default-cell-style-name="ce17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default-cell-style-name="ce22"/>
        <table:table-column table:style-name="co2" table:number-columns-repeated="12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a obrada sistemskih poziva za slucaj ,, handle to kernel directly,, ali SYNC tipa, izmenjen ASM</text:p>
          </table:table-cell>
          <table:table-cell table:style-name="ce23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_64 <text:s text:c="1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a obrada sistemskih poziva za slucaj ,, handle to kernel directly,, ali SYNC tipa, izmenjen ASM</text:p>
          </table:table-cell>
          <table:table-cell table:style-name="ce23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 <text:s text:c="2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3"/>
          <table:table-cell office:value-type="string" calcext:value-type="string">
            <text:p>`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sethostname01 <text:s text:c="20"/></text:p>
          </table:table-cell>
          <table:table-cell table:style-name="ce18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sethostname02 <text:s text:c="20"/></text:p>
          </table:table-cell>
          <table:table-cell table:style-name="ce18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sethostname03 <text:s text:c="20"/></text:p>
          </table:table-cell>
          <table:table-cell table:style-name="ce18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5" office:value-type="string" calcext:value-type="string">
            <text:p>PRONADJEN VELIKI BUG, NIJE SLAT ARG7 UOPSTE NIKAD </text:p>
          </table:table-cell>
          <table:table-cell table:style-name="ce25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waitpid05 <text:s text:c="24"/></text:p>
          </table:table-cell>
          <table:table-cell table:style-name="ce19" office:value-type="string" calcext:value-type="string">
            <text:p>FAIL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0/00/0000</text:date>, <text:time style:data-style-name="N2" text:time-value="16:28:23.090720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4-16T10:35:59.295022916</dc:date>
    <meta:editing-duration>P5DT16H29M29S</meta:editing-duration>
    <meta:editing-cycles>56</meta:editing-cycles>
    <meta:generator>LibreOffice/5.1.6.2$Linux_X86_64 LibreOffice_project/10m0$Build-2</meta:generator>
    <meta:document-statistic meta:table-count="2" meta:cell-count="14821" meta:object-count="0"/>
  </office:meta>
</office:document-meta>
</file>